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cecd" officeooo:paragraph-rsid="0005cecd"/>
    </style:style>
    <style:style style:name="P2" style:family="paragraph" style:parent-style-name="Standard" style:list-style-name="L2">
      <style:text-properties officeooo:rsid="0005cecd" officeooo:paragraph-rsid="0005cecd"/>
    </style:style>
    <style:style style:name="P3" style:family="paragraph" style:parent-style-name="Standard" style:list-style-name="L3">
      <style:text-properties officeooo:rsid="0005cecd" officeooo:paragraph-rsid="0005cecd"/>
    </style:style>
    <style:style style:name="P4" style:family="paragraph" style:parent-style-name="Standard" style:list-style-name="L4">
      <style:text-properties officeooo:rsid="0005cecd" officeooo:paragraph-rsid="0005cecd"/>
    </style:style>
    <style:style style:name="P5" style:family="paragraph" style:parent-style-name="Standard" style:list-style-name="L5">
      <style:text-properties officeooo:rsid="0005cecd" officeooo:paragraph-rsid="0005cecd"/>
    </style:style>
    <style:style style:name="P6" style:family="paragraph" style:parent-style-name="Standard" style:list-style-name="L6">
      <style:text-properties officeooo:rsid="0005cecd" officeooo:paragraph-rsid="0005cecd"/>
    </style:style>
    <style:style style:name="P7" style:family="paragraph" style:parent-style-name="Standard" style:list-style-name="L7">
      <style:text-properties officeooo:rsid="00065ec9" officeooo:paragraph-rsid="00065ec9"/>
    </style:style>
    <style:style style:name="P8" style:family="paragraph" style:parent-style-name="Standard" style:list-style-name="L8">
      <style:text-properties officeooo:rsid="00065ec9" officeooo:paragraph-rsid="00065ec9"/>
    </style:style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0">
      <style:text-properties officeooo:rsid="00078f4c" officeooo:paragraph-rsid="00078f4c"/>
    </style:style>
    <style:style style:name="P12" style:family="paragraph" style:parent-style-name="Standard">
      <style:paragraph-properties fo:text-align="end" style:justify-single-word="false"/>
      <style:text-properties officeooo:rsid="000ac52a" officeooo:paragraph-rsid="000ac52a"/>
    </style:style>
    <style:style style:name="T1" style:family="text">
      <style:text-properties fo:background-color="#ffff00" loext:char-shading-value="0"/>
    </style:style>
    <style:style style:name="T2" style:family="text">
      <style:text-properties fo:language="ca" fo:country="ES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ca" fo:country="ES" officeooo:rsid="00065ec9"/>
    </style:style>
    <style:style style:name="T5" style:family="text">
      <style:text-properties fo:language="ca" fo:country="ES" officeooo:rsid="0007d564"/>
    </style:style>
    <style:style style:name="T6" style:family="text">
      <style:text-properties officeooo:rsid="00078f4c"/>
    </style:style>
    <style:style style:name="T7" style:family="text">
      <style:text-properties officeooo:rsid="000ac5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aron Andal</text:p>
      <text:p text:style-name="Standard"/>
      <text:p text:style-name="Standard">1.- .... són les normes que permeten realitzar un intercanvi de missatges</text:p>
      <text:p text:style-name="Standard"><text:tab/>(a) Els medis</text:p>
      <text:p text:style-name="Standard"><text:tab/>(b) Els criteris</text:p>
      <text:p text:style-name="Standard"><text:tab/>(<text:span text:style-name="T1">c</text:span>) Els protocols</text:p>
      <text:p text:style-name="Standard"/>
      <text:p text:style-name="Standard">2.- El .... és el camí físic a través del qual viatgen els missatges</text:p>
      <text:p text:style-name="Standard"><text:tab/>(a) protocol</text:p>
      <text:p text:style-name="Standard"><text:tab/>(<text:span text:style-name="T1">b</text:span>) medi</text:p>
      <text:p text:style-name="Standard"><text:tab/>(c) senyal</text:p>
      <text:p text:style-name="Standard"/>
      <text:p text:style-name="Standard">3.- La informació que s'ha de comunicar a través d'un sistema de transmissió de dades és el ....</text:p>
      <text:p text:style-name="Standard"><text:tab/>(a) medi</text:p>
      <text:p text:style-name="Standard"><text:tab/>(b) protocols</text:p>
      <text:p text:style-name="Standard"><text:tab/>(<text:span text:style-name="T1">c</text:span>) missatge</text:p>
      <text:p text:style-name="Standard"/>
      <text:p text:style-name="Standard">4.- Enumereu i descriviu breument les 4 propietats bàsiques que ha de garantir tota xarxa.</text:p>
      <text:list xml:id="list2066316944752645165" text:style-name="L1">
        <text:list-item>
          <text:p text:style-name="P1">Internet sempre disponible</text:p>
        </text:list-item>
        <text:list-item>
          <text:p text:style-name="P1">Limitem l’impacte d’un error de maquinari o programari</text:p>
        </text:list-item>
        <text:list-item>
          <text:p text:style-name="P1">Si una ruta falla, temin una alternativa</text:p>
        </text:list-item>
        <text:list-item>
          <text:p text:style-name="P1">Implica redundància</text:p>
        </text:list-item>
      </text:list>
      <text:p text:style-name="Standard">5.- Qui s'encarrega de prioritzar els missatges que viatgen per la xarxa per tal de garantir la qualitat de servei de la xarxa?</text:p>
      <text:list xml:id="list1442452311399287615" text:style-name="L2">
        <text:list-item>
          <text:p text:style-name="P2">QoS s’encarrega de la qualitat dels missatges.</text:p>
        </text:list-item>
      </text:list>
      <text:p text:style-name="Standard">6.- Quins beneficis té la segmentació o commutació per paquets? Descriviu-los breument.</text:p>
      <text:list xml:id="list6214629886831499345" text:style-name="L3">
        <text:list-item>
          <text:p text:style-name="P3">El missatge es trosseja en diversos paquets, cada paquet pot anar per una ruta diferent, el paquets s’ajunten en el destí. Si un paquet s’ha perdut, l’origen tornarà a enviar un altre paquet.</text:p>
        </text:list-item>
      </text:list>
      <text:p text:style-name="Standard">7.- Segons el seu abast, quins tipus de xarxes tenim?</text:p>
      <text:list xml:id="list3662568741573941000" text:style-name="L4">
        <text:list-item>
          <text:p text:style-name="P4">LAN: Local Area Network | Xarxa individual i local</text:p>
        </text:list-item>
        <text:list-item>
          <text:p text:style-name="P4">WAN: Wide Area Network | Connecta 2 LAN gràcies a l’ajuda d’un TSP (Telecomunication Services Provider).</text:p>
        </text:list-item>
        <text:list-item>
          <text:p text:style-name="P4">Internet: La interconnexió de xarxes crea el que coneixem com a Internet.</text:p>
        </text:list-item>
      </text:list>
      <text:p text:style-name="Standard">8.- Quins són els 4 elements bàsics en una infraestructura de xarxa?</text:p>
      <text:list xml:id="list2408141458116274433" text:style-name="L5">
        <text:list-item>
          <text:p text:style-name="P5">Defineix en 4 capes:</text:p>
          <text:list>
            <text:list-item>
              <text:p text:style-name="P5">Accés a la xarxa: Controla millor el maquinari i el medi.</text:p>
              <text:list>
                <text:list-item>
                  <text:p text:style-name="P5">Ethernet.</text:p>
                </text:list-item>
              </text:list>
            </text:list-item>
            <text:list-item>
              <text:p text:style-name="P5">Internet: Determina millor la ruta entre dos dispositius finals.</text:p>
              <text:list>
                <text:list-item>
                  <text:p text:style-name="P5">El protocol més habitual és IP.</text:p>
                </text:list-item>
              </text:list>
            </text:list-item>
            <text:list-item>
              <text:p text:style-name="P5">Transport: Permet la comunicació entre xarxes diferentes.</text:p>
              <text:list>
                <text:list-item>
                  <text:p text:style-name="P5">Protocol TCP.</text:p>
                </text:list-item>
              </text:list>
            </text:list-item>
            <text:list-item>
              <text:p text:style-name="P5">Aplicació: Representa les dades, la codificació i el control del diàleg.</text:p>
              <text:list>
                <text:list-item>
                  <text:p text:style-name="P5">Protocol HTTP.</text:p>
                </text:list-item>
              </text:list>
            </text:list-item>
          </text:list>
        </text:list-item>
      </text:list>
      <text:p text:style-name="Standard">9.- Què diferencia els dispositius intermedis dels finals? Posa un exemple de cadascun d'ells a la xarxa de l'Escola del Treball.</text:p>
      <text:list xml:id="list3537966189064307162" text:style-name="L6">
        <text:list-item>
          <text:p text:style-name="P6">Dispositius intermedis:</text:p>
          <text:list>
            <text:list-item>
              <text:p text:style-name="P6">Proporcionen la connectivitat entre els dispositus finals</text:p>
            </text:list-item>
            <text:list-item>
              <text:p text:style-name="P6">Poden ser routers, switchs, hubs, firewalls, etc...</text:p>
            </text:list-item>
            <text:list-item>
              <text:p text:style-name="P6">A par d’enrutar tenen diverses funcions (retransnetre, notificar errors, prioritzar, etc.)</text:p>
            </text:list-item>
          </text:list>
        </text:list-item>
        <text:list-item>
          <text:p text:style-name="P6"><text:soft-page-break/>Dispositius finals:</text:p>
          <text:list>
            <text:list-item>
              <text:p text:style-name="P6">Encarregats d’emetre i rebre els missatges</text:p>
            </text:list-item>
            <text:list-item>
              <text:p text:style-name="P6">Són els ordinadors, impressores, mòbil, telèfons VoiP, etc</text:p>
            </text:list-item>
            <text:list-item>
              <text:p text:style-name="P6">Cal distinguir entre els servidores i els clients.</text:p>
            </text:list-item>
          </text:list>
        </text:list-item>
      </text:list>
      <text:p text:style-name="Standard"/>
      <text:p text:style-name="Standard">10.- Enumera i descriu les 7 capes del model OSI.</text:p>
      <text:list xml:id="list2357379655822347048" text:style-name="L7">
        <text:list-item>
          <text:p text:style-name="P7">Física: Medis per emetre o rebre bits</text:p>
          <text:list>
            <text:list-item>
              <text:p text:style-name="P7">Cablejat, Voltatge, Targetes de xarxa..</text:p>
            </text:list-item>
          </text:list>
        </text:list-item>
        <text:list-item>
          <text:p text:style-name="P7">Enllaç de dades: Intercanvi de dades en dispositius units per un medi.</text:p>
        </text:list-item>
        <text:list-item>
          <text:p text:style-name="P7">De Xarxa: Intercanvi de dades entre 2 dispositus finals.</text:p>
        </text:list-item>
        <text:list-item>
          <text:p text:style-name="P7">De Transport: Segmentació, transferència i reconstrucció.</text:p>
        </text:list-item>
        <text:list-item>
          <text:p text:style-name="P7">De Sessió: Inicia, mantenir i finalitzar la comunicació.</text:p>
        </text:list-item>
        <text:list-item>
          <text:p text:style-name="P7">Aplicació: Programari que interactua amb l’usuari i/o encarregat de realitzar la comunicació.</text:p>
        </text:list-item>
      </text:list>
      <text:p text:style-name="Standard"/>
      <text:p text:style-name="Standard">11.- Enumera i descriu les 4 capes del model TCP/IP.</text:p>
      <text:p text:style-name="Standard"/>
      <text:list xml:id="list1096525866491235833" text:style-name="L8">
        <text:list-item>
          <text:p text:style-name="P8">Accés a la xarxa: Control del maquinari i del medi.</text:p>
          <text:list>
            <text:list-item>
              <text:p text:style-name="P8">Ethernet.</text:p>
            </text:list-item>
          </text:list>
        </text:list-item>
        <text:list-item>
          <text:p text:style-name="P8">Internet: Determina la millor ruta entre 2 dispositus finals:</text:p>
          <text:list>
            <text:list-item>
              <text:p text:style-name="P8">Protocol IP</text:p>
            </text:list-item>
          </text:list>
        </text:list-item>
        <text:list-item>
          <text:p text:style-name="P8">Transport: Permet la comunicació entre xarxes diferents.</text:p>
          <text:list>
            <text:list-item>
              <text:p text:style-name="P8">Protocol TCP</text:p>
            </text:list-item>
          </text:list>
        </text:list-item>
        <text:list-item>
          <text:p text:style-name="P8">Aplicació: Representa les dades, la codificació i el control del diàleg.</text:p>
          <text:list>
            <text:list-item>
              <text:p text:style-name="P8">Protocol HTTP.</text:p>
            </text:list-item>
          </text:list>
        </text:list-item>
      </text:list>
      <text:p text:style-name="Standard"/>
      <text:p text:style-name="Standard">12.- Quina és la principal diferència entre el model OSI i el model TCP/IP?</text:p>
      <text:p text:style-name="Standard"/>
      <text:list xml:id="list3823141487465492143" text:style-name="L9">
        <text:list-item>
          <text:p text:style-name="P9"><text:bookmark text:name="result_box"/><text:span text:style-name="T3">Diferències i similituds del model OSI i TCP / IP</text:span><text:span text:style-name="T2"><text:line-break/><text:line-break/></text:span><text:span text:style-name="T4">S</text:span><text:span text:style-name="T2">imilituds:<text:line-break/><text:line-break/>Tots dos tenen capes de transport i de xarxa similars.<text:line-break/><text:line-break/>Tenen un mateix objectiu en comú.<text:line-break/><text:line-break/>Tots dos tenen capes d'aplicació.<text:line-break/><text:line-break/>Tots dos es divideixen en capes<text:line-break/><text:line-break/>Tots dos són models de comunicació.<text:line-break/><text:line-break/>TCP / IP està influenciat pel model OSI.<text:line-break/><text:line-break/><text:line-break/>diferències:<text:line-break/><text:line-break/>OSI distingeix de forma clara els serveis, interfícies i els protoocolos TCP / IP no ho fa així, deixant de forma clara aquesta separació.<text:line-break/></text:span><text:span text:style-name="T5">T</text:span><text:span text:style-name="T2">CP / IP sembla ser mes simple per que té menys capes.<text:line-break/>TCP / IP va ser dissenyat com la solució a un problema practicode Enginyeria en canvi OSI va ser proposat com una aproximació tècnica.<text:line-break/></text:span><text:soft-page-break/><text:span text:style-name="T2">Les capes del model TCP / IP tenen moltes mes diverses que les del mètode OSI.<text:line-break/>S'ha de conèixer OSI com a model generico de xarxa i els protocols TCP / IP com a arquitectura real.<text:line-break/>Els professionals de networking han de conèixer a tots dos: OSI com a model; TCP / IP com a arquitectura real.<text:line-break/>TCP / IP integra les capes d'Aplicacion, presentació i sessió del model OSI en la seva capa d'Aplicacion.</text:span></text:p>
        </text:list-item>
      </text:list>
      <text:p text:style-name="Standard"/>
      <text:p text:style-name="Standard">13.- Indica, per a cada capa del model TCP/IP, quin és el nom de la PDU i la informació més rellevant que aporta.</text:p>
      <text:p text:style-name="Standard"/>
      <text:list xml:id="list8598609835031135803" text:style-name="L10">
        <text:list-item>
          <text:p text:style-name="P10"><text:s/><text:span text:style-name="T6">Aplicació → Dades</text:span></text:p>
        </text:list-item>
        <text:list-item>
          <text:p text:style-name="P11">Transport → Segmenta (Inclou el port de destí i d’origen)</text:p>
        </text:list-item>
        <text:list-item>
          <text:p text:style-name="P11">Internet → Paquet (Inclou la IP <text:s/>de destí i d’origen)</text:p>
        </text:list-item>
        <text:list-item>
          <text:p text:style-name="P11">Accés a la xarxa → Trama (Inclou la MAX de destí i d’orige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a </meta:initial-creator>
    <meta:creation-date>2015-09-30T20:35:01.084650927</meta:creation-date>
    <dc:date>2017-10-10T13:52:08.740777699</dc:date>
    <meta:editing-duration>PT28M45S</meta:editing-duration>
    <meta:editing-cycles>8</meta:editing-cycles>
    <meta:generator>LibreOffice/5.1.6.2.0$Linux_X86_64 LibreOffice_project/10$Build-2</meta:generator>
    <meta:document-statistic meta:table-count="0" meta:image-count="0" meta:object-count="0" meta:page-count="3" meta:paragraph-count="69" meta:word-count="791" meta:character-count="4509" meta:non-whitespace-character-count="3812"/>
  </office:meta>
</office:document-meta>
</file>